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C1B62EDF54A165D7.png" manifest:media-type="image/png"/>
  <manifest:file-entry manifest:full-path="Pictures/10000201000005560000030045C518FBF99F7B36.png" manifest:media-type="image/png"/>
  <manifest:file-entry manifest:full-path="Pictures/10000201000005560000030083D0CD715991C561.png" manifest:media-type="image/png"/>
  <manifest:file-entry manifest:full-path="Pictures/1000008D000002A4000001FB08C26B16542B6628.gif" manifest:media-type="image/gif"/>
  <manifest:file-entry manifest:full-path="Pictures/100002010000055600000300BB2F9540237E0D4D.png" manifest:media-type="image/png"/>
  <manifest:file-entry manifest:full-path="Pictures/1000020100000556000003009073F900AF28C2E2.png" manifest:media-type="image/png"/>
  <manifest:file-entry manifest:full-path="Pictures/100002010000055600000300AF0AA7C239D12486.png" manifest:media-type="image/png"/>
  <manifest:file-entry manifest:full-path="Pictures/100002010000055600000300E2F57208AB19FF90.png" manifest:media-type="image/png"/>
  <manifest:file-entry manifest:full-path="Pictures/100002010000055600000300C7E30D023458029A.png" manifest:media-type="image/png"/>
  <manifest:file-entry manifest:full-path="Pictures/1000020100000556000003000DA8314328562E1F.png" manifest:media-type="image/png"/>
  <manifest:file-entry manifest:full-path="Pictures/1000020100000556000003001FEB5D9AA650276D.png" manifest:media-type="image/png"/>
  <manifest:file-entry manifest:full-path="Pictures/10000201000005560000030057C9B202B0D93A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7.999cm" svg:height="15.741cm" svg:x="0.082cm" svg:y="0.067cm">
          <draw:image xlink:href="Pictures/10000201000005560000030057C9B202B0D93A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2cm" svg:height="15.854cm" svg:x="0cm" svg:y="0.066cm" presentation:class="graphic" presentation:user-transformed="true">
          <draw:image xlink:href="Pictures/100002010000055600000300C7E30D02345802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046cm" svg:height="15.769cm" svg:x="0.054cm" svg:y="0cm" presentation:class="graphic" presentation:user-transformed="true">
          <draw:image xlink:href="Pictures/1000020100000556000003001FEB5D9AA65027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2cm" svg:height="15.855cm" svg:x="0cm" svg:y="0.016cm" presentation:class="graphic" presentation:user-transformed="true">
          <draw:image xlink:href="Pictures/100002010000055600000300E2F57208AB19FF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246cm" svg:height="15.881cm" svg:x="-0.046cm" svg:y="0cm" presentation:class="graphic" presentation:user-transformed="true">
          <draw:image xlink:href="Pictures/100002010000055600000300AF0AA7C239D124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458cm" svg:height="16cm" svg:x="0cm" svg:y="0cm" presentation:class="graphic" presentation:user-transformed="true">
          <draw:image xlink:href="Pictures/100002010000055600000300BB2F9540237E0D4D.png" xlink:type="simple" xlink:show="embed" xlink:actuate="onLoad" loext:mime-type="image/png">
            <text:p/>
          </draw:image>
        </draw:frame>
        <draw:frame draw:style-name="gr1" draw:text-style-name="P3" draw:layer="layout" svg:width="13.668cm" svg:height="10.4cm" svg:x="0.532cm" svg:y="3.6cm">
          <draw:image xlink:href="Pictures/1000008D000002A4000001FB08C26B16542B6628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014cm" svg:height="15.75cm" svg:x="0cm" svg:y="0cm" presentation:class="graphic" presentation:user-transformed="true">
          <draw:image xlink:href="Pictures/10000201000005560000030083D0CD715991C5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458cm" svg:height="16cm" svg:x="0cm" svg:y="0cm" presentation:class="graphic" presentation:user-transformed="true">
          <draw:image xlink:href="Pictures/1000020100000556000003000DA8314328562E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2cm" svg:height="15.855cm" svg:x="0cm" svg:y="0cm" presentation:class="graphic" presentation:user-transformed="true">
          <draw:image xlink:href="Pictures/10000201000005560000030045C518FBF99F7B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3" draw:layer="layout" svg:width="27.999cm" svg:height="15.741cm" svg:x="0.001cm" svg:y="0.009cm">
          <draw:image xlink:href="Pictures/1000020100000556000003009073F900AF28C2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28.2cm" svg:height="15.854cm" svg:x="0cm" svg:y="0cm">
          <draw:image xlink:href="Pictures/100002010000055600000300C1B62EDF54A165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1T02:57:11.297281732</meta:creation-date>
    <dc:date>2023-12-01T03:57:18.963510137</dc:date>
    <meta:editing-duration>PT12M28S</meta:editing-duration>
    <meta:editing-cycles>4</meta:editing-cycles>
    <meta:generator>LibreOffice/6.4.7.2$Linux_X86_64 LibreOffice_project/40$Build-2</meta:generator>
    <meta:document-statistic meta:object-count="67"/>
  </office:meta>
</office:document-meta>
</file>